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Entidades</text:span></text:p>
      <text:p text:style-name="P1"/>
      <text:p text:style-name="P1">Cliente:</text:p>
      <text:p text:style-name="P2"/>
      <text:p text:style-name="P2">Esta tabla alberga informacion esencial de clientes registrados en CompraFacil.</text:p>
      <text:p text:style-name="P1"/>
      <text:p text:style-name="P1">Empleado</text:p>
      <text:p text:style-name="P1"/>
      <text:p text:style-name="P2">Tabla que contiene informacion personal de empleados, contratados por los diferentes departamentos de empresa Tamako Market</text:p>
      <text:p text:style-name="P1"/>
      <text:p text:style-name="P1">Departamento</text:p>
      <text:p text:style-name="P1"/>
      <text:p text:style-name="P2">Tabla que maneja infomacion de los diferentes departamentos de la empresa, asi como informacion de director a cargo.</text:p>
      <text:p text:style-name="P1"/>
      <text:p text:style-name="P1">Pedido</text:p>
      <text:p text:style-name="P1"/>
      <text:p text:style-name="P3">Tabla que contiene informacion acerca de los pedidos generados por los diferentes clientes, base para generacion de compras</text:p>
      <text:p text:style-name="P1"/>
      <text:p text:style-name="P1">Factura</text:p>
      <text:p text:style-name="P1"/>
      <text:p text:style-name="P3">Contiene informacion de las diferentes facturas emitidas a clientes por compras realizadas.</text:p>
      <text:p text:style-name="P1"/>
      <text:p text:style-name="P1">Tarjeta</text:p>
      <text:p text:style-name="P1"/>
      <text:p text:style-name="P2">almacena datos de numeros de tarjetas, fechas de vencimiento, bancos a las que pertenecen, etc.</text:p>
      <text:p text:style-name="P1"/>
      <text:p text:style-name="P1">Transaccion</text:p>
      <text:p text:style-name="P1"/>
      <text:p text:style-name="P2">almacena informacion sobre transacciones aprobadas <text:s/>debido a pedidos de clientes</text:p>
      <text:p text:style-name="P1"/>
      <text:p text:style-name="P1">Proveedor</text:p>
      <text:p text:style-name="P1"/>
      <text:p text:style-name="P2">contiene informacion de proveedores de los diferentes productos de tamako market.</text:p>
      <text:p text:style-name="P1"/>
      <text:p text:style-name="P1">Producto</text:p>
      <text:p text:style-name="P1"/>
      <text:p text:style-name="P2">almacena informacion completa de productos a la vena asi como el stok disponible de los mismos</text:p>
      <text:p text:style-name="P1"/>
      <text:p text:style-name="P1">Detalle</text:p>
      <text:p text:style-name="P1"/>
      <text:p text:style-name="P2">almacena informacion sobre cada linea de detalle de las diferentes facturas emitidas</text:p>
      <text:p text:style-name="P1"/>
      <text:p text:style-name="P1">Solicitud</text:p>
      <text:p text:style-name="P1"/>
      <text:p text:style-name="P2">contiene informacion de las solicitudes creadas por el sistema para el envio de productos para mantener <text:s/></text:p>
      <text:p text:style-name="P4"><text:span text:style-name="T2">stock de product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G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 carrera</meta:initial-creator>
    <meta:creation-date>2015-03-21T00:43:44.58</meta:creation-date>
    <meta:document-statistic meta:table-count="0" meta:image-count="0" meta:object-count="0" meta:page-count="1" meta:paragraph-count="24" meta:word-count="169" meta:character-count="1190"/>
    <dc:date>2015-03-21T01:35:41.73</dc:date>
    <dc:creator>carlos  carrera</dc:creator>
    <meta:editing-duration>PT6M36S</meta:editing-duration>
    <meta:editing-cycles>1</meta:editing-cycles>
    <meta:generator>OpenOffice/4.1.1$Win32 OpenOffice.org_project/411m6$Build-9775</meta:generator>
  </office:meta>
</office:document-meta>
</file>